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9c84" officeooo:paragraph-rsid="00209c84"/>
    </style:style>
    <style:style style:name="P2" style:family="paragraph" style:parent-style-name="Standard">
      <style:text-properties officeooo:paragraph-rsid="001a0e8b"/>
    </style:style>
    <style:style style:name="P3" style:family="paragraph" style:parent-style-name="Text_20_body">
      <style:text-properties officeooo:paragraph-rsid="001e9932"/>
    </style:style>
    <style:style style:name="P4" style:family="paragraph" style:parent-style-name="Text_20_body">
      <style:text-properties officeooo:paragraph-rsid="00209c84"/>
    </style:style>
    <style:style style:name="P5" style:family="paragraph" style:parent-style-name="Text_20_body">
      <style:text-properties officeooo:rsid="00233cfb" officeooo:paragraph-rsid="00233cfb"/>
    </style:style>
    <style:style style:name="P6" style:family="paragraph" style:parent-style-name="Text_20_body">
      <style:paragraph-properties fo:margin-left="0.4925in" fo:margin-right="0in" fo:text-indent="0in" style:auto-text-indent="false"/>
    </style:style>
    <style:style style:name="P7" style:family="paragraph" style:parent-style-name="Heading_20_2">
      <style:text-properties officeooo:rsid="001ee35b" officeooo:paragraph-rsid="001ee35b"/>
    </style:style>
    <style:style style:name="P8" style:family="paragraph" style:parent-style-name="Heading_20_2">
      <style:text-properties officeooo:rsid="00208548" officeooo:paragraph-rsid="00208548"/>
    </style:style>
    <style:style style:name="P9" style:family="paragraph" style:parent-style-name="Heading_20_2">
      <style:text-properties officeooo:paragraph-rsid="0021c696"/>
    </style:style>
    <style:style style:name="P10" style:family="paragraph" style:parent-style-name="Heading_20_2">
      <style:text-properties officeooo:paragraph-rsid="00239353"/>
    </style:style>
    <style:style style:name="P11" style:family="paragraph" style:parent-style-name="Heading_20_3">
      <style:paragraph-properties fo:margin-left="0.9846in" fo:margin-right="0in" fo:text-indent="-0.5in" style:auto-text-indent="false"/>
    </style:style>
    <style:style style:name="P12" style:family="paragraph" style:parent-style-name="Heading_20_1">
      <style:text-properties officeooo:rsid="001e9932" officeooo:paragraph-rsid="001e9932"/>
    </style:style>
    <style:style style:name="P13" style:family="paragraph" style:parent-style-name="Text_20_body" style:list-style-name="L1">
      <style:text-properties officeooo:rsid="001ee35b" officeooo:paragraph-rsid="001ee35b"/>
    </style:style>
    <style:style style:name="P14" style:family="paragraph" style:parent-style-name="Text_20_body" style:list-style-name="L1">
      <style:text-properties officeooo:rsid="001ee35b" officeooo:paragraph-rsid="00208548"/>
    </style:style>
    <style:style style:name="P15" style:family="paragraph" style:parent-style-name="Text_20_body">
      <style:text-properties officeooo:rsid="0021c696" officeooo:paragraph-rsid="0021c696"/>
    </style:style>
    <style:style style:name="P16" style:family="paragraph" style:parent-style-name="Text_20_body">
      <style:text-properties officeooo:rsid="0021c696" officeooo:paragraph-rsid="00239353"/>
    </style:style>
    <style:style style:name="P17" style:family="paragraph" style:parent-style-name="Text_20_body">
      <style:text-properties officeooo:paragraph-rsid="00239353"/>
    </style:style>
    <style:style style:name="T1" style:family="text">
      <style:text-properties officeooo:rsid="001ee35b"/>
    </style:style>
    <style:style style:name="T2" style:family="text">
      <style:text-properties officeooo:rsid="00208548"/>
    </style:style>
    <style:style style:name="T3" style:family="text">
      <style:text-properties officeooo:rsid="001a0e8b"/>
    </style:style>
    <style:style style:name="T4" style:family="text">
      <style:text-properties fo:font-weight="bold" officeooo:rsid="001a0e8b" style:font-weight-asian="bold" style:font-weight-complex="bold"/>
    </style:style>
    <style:style style:name="T5" style:family="text">
      <style:text-properties officeooo:rsid="00209c84"/>
    </style:style>
    <style:style style:name="T6" style:family="text">
      <style:text-properties officeooo:rsid="002116a4"/>
    </style:style>
    <style:style style:name="T7" style:family="text">
      <style:text-properties officeooo:rsid="00239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2" text:outline-level="1">P0218R0 Adopt File System TS for C++17 </text:h>
      <text:p text:style-name="P3"/>
      <text:h text:style-name="P7" text:outline-level="2">Mature library, mature TS</text:h>
      <text:list xml:id="list84888284873717151" text:style-name="L1">
        <text:list-item>
          <text:p text:style-name="P13">Originally <text:span text:style-name="T7">on track</text:span> for TR2, <text:span text:style-name="T7">but</text:span> set aside to work on C++11. </text:p>
        </text:list-item>
        <text:list-item>
          <text:p text:style-name="P14"><text:span text:style-name="Strong_20_Emphasis">Boost</text:span> Has been shipping versions of the <text:a xlink:type="simple" xlink:href="../www.boost.org/doc/libs/1_60_0/libs/filesystem/doc/index.htm" text:style-name="Internet_20_link" text:visited-style-name="Visited_20_Internet_20_Link">Boost Filesystem Library</text:a> since 2003.</text:p>
        </text:list-item>
        <text:list-item>
          <text:p text:style-name="P14"><text:span text:style-name="Strong_20_Emphasis">Microsoft/Dinkumware</text:span> Began shipping the <text:a xlink:type="simple" xlink:href="../msdn.microsoft.com/en-us/library/hh874694.aspx" text:style-name="Internet_20_link" text:visited-style-name="Visited_20_Internet_20_Link">TS version with Visual C++ 2015</text:a>. Previously shipped a version based on the TR<text:span text:style-name="T2">2</text:span> proposal with VC++ 2012 and VC++ 2013.</text:p>
        </text:list-item>
        <text:list-item>
          <text:p text:style-name="P14"><text:span text:style-name="Strong_20_Emphasis">libstdc++</text:span> Began shipping with <text:a xlink:type="simple" xlink:href="../gcc.gnu.org/gcc-5/" text:style-name="Internet_20_link" text:visited-style-name="Visited_20_Internet_20_Link">gcc-5.3</text:a> in 2015. </text:p>
        </text:list-item>
        <text:list-item>
          <text:p text:style-name="P14"><text:span text:style-name="Strong_20_Emphasis">libc++</text:span> <text:a xlink:type="simple" xlink:href="../github.com/efcs/filesystem-standalone" text:style-name="Internet_20_link" text:visited-style-name="Visited_20_Internet_20_Link">Implemented</text:a>, but not yet shipping. </text:p>
        </text:list-item>
      </text:list>
      <text:h text:style-name="P8" text:outline-level="2">Experience gained</text:h>
      <text:p text:style-name="P4">Stephan T. Lavavej, P.J. Plauger, Jonathan Wakely <text:span text:style-name="T5">and Eric Fiselier all</text:span> reporting issues based on their experience. <text:span text:style-name="T5">These were primarily improvements to the specification rather than changes to the interfaces.</text:span></text:p>
      <text:h text:style-name="P9" text:outline-level="2"><text:span text:style-name="T1">Complete Working Paper text provided</text:span></text:h>
      <text:p text:style-name="P15">AFAIK, the wording is ready to integrate into the C++17 WP. <text:s/>Namespaces changed, etc. I'll help with conversion.</text:p>
      <text:h text:style-name="P10" text:outline-level="2"><text:span text:style-name="T6">Only required for </text:span>Hosted <text:span text:style-name="T6">Implementations</text:span></text:h>
      <text:p text:style-name="P17">No change table of "C++ headers for freestanding implementations" in 17.6.2.2 Headers [using.headers]. This means that header filesystem is only required for hosted implementations.</text:p>
      <text:p text:style-name="P16"/>
      <text:p text:style-name="Horizontal_20_Line"/>
      <text:h text:style-name="Heading_20_2" text:outline-level="2"><text:bookmark text:name="pending-issues-and-proposals"/>Pending Issues and Proposals</text:h>
      <text:p text:style-name="Text_20_body">The pending issues and proposals described below should be resolved by LWG in the next meeting or two, and do not block adopting the Filesystem TS for C++17.</text:p>
      <text:h text:style-name="P11" text:outline-level="3"><text:bookmark text:name="pending-issues"/>Pending issues</text:h>
      <text:p text:style-name="P6">There are twelve open Filesystem issues in the LWG Active Issues list. Ten have proposed resolution text. Most of the issues involve standardese corrections or clarifications and require <text:soft-page-break/>no change to implementations or user code.</text:p>
      <text:h text:style-name="P11" text:outline-level="3"><text:bookmark text:name="pending-proposals"/>Pending proposals</text:h>
      <text:p text:style-name="P6">LWG issue 2611 (aka SG3 issue 11), <text:span text:style-name="Emphasis">Lack of relative() operation function</text:span>, is a <text:span text:style-name="Emphasis">NAD Future</text:span> issue raised by UK PDTS comment GB-1. Two solutions have been proposed — <text:a xlink:type="simple" xlink:href="../www.open-std.org/jtc1/sc22/wg21/docs/papers/2015/p0011r0.html" text:style-name="Internet_20_link" text:visited-style-name="Visited_20_Internet_20_Link">P0011R0, </text:a><text:a xlink:type="simple" xlink:href="../www.open-std.org/jtc1/sc22/wg21/docs/papers/2015/p0011r0.html" text:style-name="Internet_20_link" text:visited-style-name="Visited_20_Internet_20_Link"><text:span text:style-name="Emphasis">Additions to Filesystem supporting Relative Paths</text:span></text:a> and <text:a xlink:type="simple" xlink:href="../www.open-std.org/jtc1/sc22/wg21/docs/papers/2016/p0218r0.html" text:style-name="Internet_20_link" text:visited-style-name="Visited_20_Internet_20_Link">P0218R0, </text:a><text:a xlink:type="simple" xlink:href="../www.open-std.org/jtc1/sc22/wg21/docs/papers/2016/p0218r0.html" text:style-name="Internet_20_link" text:visited-style-name="Visited_20_Internet_20_Link"><text:span text:style-name="Emphasis">Relative Paths for Filesystem</text:span></text:a>. The authors are working together to finalize a single proposal for the Jacksonville meeting.</text:p>
      <text:h text:style-name="Heading_20_2" text:outline-level="2"/>
      <text:p text:style-name="Horizontal_20_Line"/>
      <text:h text:style-name="Heading_20_2" text:outline-level="2"><text:bookmark text:name="firstHeading"/>This is a good library, not a perfect library</text:h>
      <text:p text:style-name="Text_20_body"/>
      <text:p text:style-name="P5">And we all know the prefect is the enemy of the good!</text:p>
      <text:p text:style-name="P1"/>
      <text:p text:style-name="P2"><text:span text:style-name="T3">[A perfect library would solve t</text:span><text:span text:style-name="T4">he file system race problem, the error injection problem, the file locking problem, the distributed file system problem, etc</text:span><text:span text:style-name="T3">. The current standard library I/O doesn't solve those problems and neither does the file system library. Papers have been promised but have not materialized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6:07:33.898000000</meta:creation-date>
    <dc:date>2016-02-28T09:43:17.707000000</dc:date>
    <meta:editing-duration>PT2H5M19S</meta:editing-duration>
    <meta:editing-cycles>8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22" meta:word-count="357" meta:character-count="2263" meta:non-whitespace-character-count="1927"/>
  </office:meta>
</office:document-meta>
</file>